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Medium1" svg:font-family="CalibreMedium"/>
    <style:font-face style:name="CalibreSemi1" svg:font-family="CalibreSemi"/>
    <style:font-face style:name="Calibreular1" svg:font-family="Calibreular"/>
    <style:font-face style:name="NoeDisplay1" svg:font-family="NoeDisplay"/>
    <style:font-face style:name="PingFangSCMedium1" svg:font-family="PingFangSCMedium"/>
    <style:font-face style:name="CalibreMedium" svg:font-family="CalibreMedium" style:font-pitch="variable"/>
    <style:font-face style:name="CalibreSemi" svg:font-family="CalibreSemi" style:font-pitch="variable"/>
    <style:font-face style:name="Calibreular" svg:font-family="Calibreula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eDisplay" svg:font-family="NoeDisplay" style:font-pitch="variable"/>
    <style:font-face style:name="PingFangSCMedium" svg:font-family="PingFangSC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34cm" fo:min-width="1.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7cm" svg:stroke-color="#0a0a14" draw:stroke-linejoin="miter" svg:stroke-linecap="square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  <style:text-properties fo:font-size="32pt" style:font-size-asian="32pt" style:font-size-complex="32pt"/>
    </style:style>
    <style:style style:name="P3" style:family="paragraph">
      <loext:graphic-properties draw:fill="none"/>
      <style:text-properties fo:font-size="32pt" style:font-size-asian="32pt" style:font-size-complex="3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NoeDisplay1" fo:font-size="32pt" style:font-size-asian="32pt" style:font-name-complex="NoeDisplay1" style:font-size-complex="32pt"/>
    </style:style>
    <style:style style:name="T2" style:family="text">
      <style:text-properties fo:color="#000000" style:font-name="Calibreular1" fo:font-size="13pt" style:font-size-asian="13pt" style:font-name-complex="Calibreular1" style:font-size-complex="13pt"/>
    </style:style>
    <style:style style:name="T3" style:family="text">
      <style:text-properties fo:color="#0a0a14" style:font-name="CalibreSemi1" fo:font-size="20pt" fo:font-weight="bold" style:font-size-asian="20pt" style:font-name-complex="CalibreSemi1" style:font-size-complex="20pt" style:font-weight-complex="bold"/>
    </style:style>
    <style:style style:name="T4" style:family="text">
      <style:text-properties fo:color="#000000" style:font-name="CalibreSemi1" fo:font-size="13pt" fo:font-weight="bold" style:font-size-asian="13pt" style:font-name-complex="CalibreSemi1" style:font-size-complex="13pt" style:font-weight-complex="bold"/>
    </style:style>
    <style:style style:name="T5" style:family="text">
      <style:text-properties fo:color="#b72060" style:font-name="CalibreMedium1" fo:font-size="13pt" style:font-size-asian="13pt" style:font-name-complex="CalibreMedium1" style:font-size-complex="13pt"/>
    </style:style>
    <style:style style:name="T6" style:family="text">
      <style:text-properties fo:color="#646470" style:font-name="CalibreMedium1" fo:font-size="13pt" style:font-size-asian="13pt" style:font-name-complex="CalibreMedium1" style:font-size-complex="13pt"/>
    </style:style>
    <style:style style:name="T7" style:family="text">
      <style:text-properties fo:color="#646470" style:font-name="Calibreular1" fo:font-size="13pt" style:font-size-asian="13pt" style:font-name-complex="Calibreular1" style:font-size-complex="13pt"/>
    </style:style>
    <style:style style:name="T8" style:family="text">
      <style:text-properties fo:color="#b72060" style:font-name="CalibreMedium1" fo:font-size="14pt" style:font-size-asian="14pt" style:font-name-complex="CalibreMedium1" style:font-size-complex="14pt"/>
    </style:style>
    <style:style style:name="T9" style:family="text">
      <style:text-properties fo:color="#000000" style:font-name="PingFangSCMedium1" fo:font-size="14pt" style:font-size-asian="14pt" style:font-name-complex="PingFangSCMedium1" style:font-size-complex="14pt"/>
    </style:style>
    <style:style style:name="T10" style:family="text">
      <style:text-properties fo:color="#000000" style:font-name="CalibreMedium1" fo:font-size="14pt" style:font-size-asian="14pt" style:font-name-complex="CalibreMedium1" style:font-size-complex="14pt"/>
    </style:style>
    <style:style style:name="T11" style:family="text">
      <style:text-properties fo:color="#646470" style:font-name="CalibreMedium1" fo:font-size="12pt" style:font-size-asian="12pt" style:font-name-complex="CalibreMedium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32.385cm" svg:x="0cm" svg:y="0cm" svg:viewBox="0 0 21591 32386" draw:points="0,32386 21591,32386 21591,0 0,0">
          <text:p/>
        </draw:polygon>
        <draw:frame draw:style-name="gr2" draw:text-style-name="P3" draw:layer="layout" svg:width="10.501cm" svg:height="1.34cm" svg:x="0.847cm" svg:y="1.014cm">
          <draw:text-box>
            <text:p text:style-name="P2"><text:span text:style-name="T1">Lakshman Chandu</text:span></text:p>
          </draw:text-box>
        </draw:frame>
        <draw:frame draw:style-name="gr3" draw:text-style-name="P5" draw:layer="layout" svg:width="7.91cm" svg:height="0.53cm" svg:x="15.558cm" svg:y="0.844cm">
          <draw:text-box>
            <text:p text:style-name="P4"><text:span text:style-name="T2">lakshmanchandu1994@gmail.com</text:span></text:p>
          </draw:text-box>
        </draw:frame>
        <draw:frame draw:style-name="gr3" draw:text-style-name="P5" draw:layer="layout" svg:width="6.276cm" svg:height="0.53cm" svg:x="16.651cm" svg:y="1.515cm">
          <draw:text-box>
            <text:p text:style-name="P4"><text:span text:style-name="T2">www.lakshmanchandu.com</text:span></text:p>
          </draw:text-box>
        </draw:frame>
        <draw:frame draw:style-name="gr3" draw:text-style-name="P5" draw:layer="layout" svg:width="4.341cm" svg:height="0.53cm" svg:x="17.78cm" svg:y="2.185cm">
          <draw:text-box>
            <text:p text:style-name="P4"><text:span text:style-name="T2">+91 - 9133101062</text:span></text:p>
          </draw:text-box>
        </draw:frame>
        <draw:line draw:style-name="gr4" draw:text-style-name="P6" draw:layer="layout" svg:x1="14.605cm" svg:y1="4.85cm" svg:x2="20.743cm" svg:y2="4.85cm">
          <text:p/>
        </draw:line>
        <draw:line draw:style-name="gr4" draw:text-style-name="P6" draw:layer="layout" svg:x1="14.605cm" svg:y1="13.705cm" svg:x2="20.743cm" svg:y2="13.705cm">
          <text:p/>
        </draw:line>
        <draw:frame draw:style-name="gr5" draw:text-style-name="P7" draw:layer="layout" svg:width="2.123cm" svg:height="0.822cm" svg:x="14.605cm" svg:y="12.574cm">
          <draw:text-box>
            <text:p text:style-name="P4"><text:span text:style-name="T3">Skills</text:span></text:p>
          </draw:text-box>
        </draw:frame>
        <draw:frame draw:style-name="gr3" draw:text-style-name="P5" draw:layer="layout" svg:width="1.772cm" svg:height="0.53cm" svg:x="14.605cm" svg:y="14.179cm">
          <draw:text-box>
            <text:p text:style-name="P4"><text:span text:style-name="T4">Design</text:span></text:p>
          </draw:text-box>
        </draw:frame>
        <draw:frame draw:style-name="gr3" draw:text-style-name="P5" draw:layer="layout" svg:width="7.266cm" svg:height="0.53cm" svg:x="14.605cm" svg:y="15.026cm">
          <draw:text-box>
            <text:p text:style-name="P4"><text:span text:style-name="T2">Interaction Design, Information </text:span></text:p>
          </draw:text-box>
        </draw:frame>
        <draw:frame draw:style-name="gr3" draw:text-style-name="P5" draw:layer="layout" svg:width="7.516cm" svg:height="0.53cm" svg:x="14.605cm" svg:y="15.661cm">
          <draw:text-box>
            <text:p text:style-name="P4"><text:span text:style-name="T2">Design, User-centered research, </text:span></text:p>
          </draw:text-box>
        </draw:frame>
        <draw:frame draw:style-name="gr3" draw:text-style-name="P5" draw:layer="layout" svg:width="6.28cm" svg:height="0.53cm" svg:x="14.605cm" svg:y="16.296cm">
          <draw:text-box>
            <text:p text:style-name="P4"><text:span text:style-name="T2">Product Conceptualization, </text:span></text:p>
          </draw:text-box>
        </draw:frame>
        <draw:frame draw:style-name="gr3" draw:text-style-name="P5" draw:layer="layout" svg:width="5.882cm" svg:height="0.53cm" svg:x="14.605cm" svg:y="16.931cm">
          <draw:text-box>
            <text:p text:style-name="P4"><text:span text:style-name="T2">Information Architecture, </text:span></text:p>
          </draw:text-box>
        </draw:frame>
        <draw:frame draw:style-name="gr3" draw:text-style-name="P5" draw:layer="layout" svg:width="6.301cm" svg:height="0.53cm" svg:x="14.605cm" svg:y="17.566cm">
          <draw:text-box>
            <text:p text:style-name="P4"><text:span text:style-name="T2">Wireframes, Visual Design, </text:span></text:p>
          </draw:text-box>
        </draw:frame>
        <draw:frame draw:style-name="gr3" draw:text-style-name="P5" draw:layer="layout" svg:width="2.648cm" svg:height="0.53cm" svg:x="14.605cm" svg:y="18.201cm">
          <draw:text-box>
            <text:p text:style-name="P4"><text:span text:style-name="T2">Prototyping</text:span></text:p>
          </draw:text-box>
        </draw:frame>
        <draw:frame draw:style-name="gr3" draw:text-style-name="P5" draw:layer="layout" svg:width="3.461cm" svg:height="0.53cm" svg:x="14.605cm" svg:y="19.612cm">
          <draw:text-box>
            <text:p text:style-name="P4"><text:span text:style-name="T4">Collaboration</text:span></text:p>
          </draw:text-box>
        </draw:frame>
        <draw:frame draw:style-name="gr3" draw:text-style-name="P5" draw:layer="layout" svg:width="8.219cm" svg:height="0.53cm" svg:x="14.605cm" svg:y="20.459cm">
          <draw:text-box>
            <text:p text:style-name="P4"><text:span text:style-name="T2">Self Starter, Communicative, Detail </text:span></text:p>
          </draw:text-box>
        </draw:frame>
        <draw:frame draw:style-name="gr3" draw:text-style-name="P5" draw:layer="layout" svg:width="5.061cm" svg:height="0.53cm" svg:x="14.605cm" svg:y="21.094cm">
          <draw:text-box>
            <text:p text:style-name="P4"><text:span text:style-name="T2">oriented, Team player</text:span></text:p>
          </draw:text-box>
        </draw:frame>
        <draw:frame draw:style-name="gr3" draw:text-style-name="P5" draw:layer="layout" svg:width="1.369cm" svg:height="0.53cm" svg:x="14.605cm" svg:y="22.505cm">
          <draw:text-box>
            <text:p text:style-name="P4"><text:span text:style-name="T4">Tools</text:span></text:p>
          </draw:text-box>
        </draw:frame>
        <draw:frame draw:style-name="gr3" draw:text-style-name="P5" draw:layer="layout" svg:width="6.521cm" svg:height="0.53cm" svg:x="14.605cm" svg:y="23.352cm">
          <draw:text-box>
            <text:p text:style-name="P4"><text:span text:style-name="T2">Sketch, Omnigraﬀle, Figma, </text:span></text:p>
          </draw:text-box>
        </draw:frame>
        <draw:frame draw:style-name="gr3" draw:text-style-name="P5" draw:layer="layout" svg:width="7.707cm" svg:height="0.53cm" svg:x="14.605cm" svg:y="23.987cm">
          <draw:text-box>
            <text:p text:style-name="P4"><text:span text:style-name="T2">Principle, Invision, Marvel, Adobe </text:span></text:p>
          </draw:text-box>
        </draw:frame>
        <draw:frame draw:style-name="gr3" draw:text-style-name="P5" draw:layer="layout" svg:width="6.885cm" svg:height="0.53cm" svg:x="14.605cm" svg:y="24.622cm">
          <draw:text-box>
            <text:p text:style-name="P4"><text:span text:style-name="T2">creative suite, Office, Keynote</text:span></text:p>
          </draw:text-box>
        </draw:frame>
        <draw:frame draw:style-name="gr3" draw:text-style-name="P5" draw:layer="layout" svg:width="7.94cm" svg:height="0.53cm" svg:x="14.605cm" svg:y="6.877cm">
          <draw:text-box>
            <text:p text:style-name="P4"><text:span text:style-name="T2">Bachelor of Design (Specialization </text:span></text:p>
          </draw:text-box>
        </draw:frame>
        <draw:frame draw:style-name="gr3" draw:text-style-name="P5" draw:layer="layout" svg:width="5.62cm" svg:height="0.53cm" svg:x="14.605cm" svg:y="7.547cm">
          <draw:text-box>
            <text:p text:style-name="P4"><text:span text:style-name="T2">User Experience Design)</text:span></text:p>
          </draw:text-box>
        </draw:frame>
        <draw:frame draw:style-name="gr3" draw:text-style-name="P5" draw:layer="layout" svg:width="6.644cm" svg:height="0.53cm" svg:x="14.605cm" svg:y="5.431cm">
          <draw:text-box>
            <text:p text:style-name="P4"><text:span text:style-name="T5">Symbiosis Institute of Design</text:span></text:p>
          </draw:text-box>
        </draw:frame>
        <draw:frame draw:style-name="gr3" draw:text-style-name="P5" draw:layer="layout" svg:width="2.792cm" svg:height="0.53cm" svg:x="14.605cm" svg:y="6.03cm">
          <draw:text-box>
            <text:p text:style-name="P4"><text:span text:style-name="T6">2010 - 2014</text:span></text:p>
          </draw:text-box>
        </draw:frame>
        <draw:frame draw:style-name="gr3" draw:text-style-name="P5" draw:layer="layout" svg:width="5.59cm" svg:height="0.53cm" svg:x="14.605cm" svg:y="8.288cm">
          <draw:text-box>
            <text:p text:style-name="P4"><text:span text:style-name="T7">1st Award for Academic </text:span></text:p>
          </draw:text-box>
        </draw:frame>
        <draw:frame draw:style-name="gr3" draw:text-style-name="P5" draw:layer="layout" svg:width="2.44cm" svg:height="0.53cm" svg:x="14.605cm" svg:y="8.852cm">
          <draw:text-box>
            <text:p text:style-name="P4"><text:span text:style-name="T7">Excellence</text:span></text:p>
          </draw:text-box>
        </draw:frame>
        <draw:frame draw:style-name="gr3" draw:text-style-name="P5" draw:layer="layout" svg:width="2.58cm" svg:height="0.53cm" svg:x="14.605cm" svg:y="10.228cm">
          <draw:text-box>
            <text:p text:style-name="P4"><text:span text:style-name="T5">CUA By HFI</text:span></text:p>
          </draw:text-box>
        </draw:frame>
        <draw:frame draw:style-name="gr3" draw:text-style-name="P5" draw:layer="layout" svg:width="2.208cm" svg:height="0.53cm" svg:x="14.605cm" svg:y="10.828cm">
          <draw:text-box>
            <text:p text:style-name="P4"><text:span text:style-name="T6">Nov 2015</text:span></text:p>
          </draw:text-box>
        </draw:frame>
        <draw:line draw:style-name="gr4" draw:text-style-name="P6" draw:layer="layout" svg:x1="0.846cm" svg:y1="4.85cm" svg:x2="12.594cm" svg:y2="4.85cm">
          <text:p/>
        </draw:line>
        <draw:frame draw:style-name="gr5" draw:text-style-name="P7" draw:layer="layout" svg:width="6.725cm" svg:height="0.822cm" svg:x="0.847cm" svg:y="3.755cm">
          <draw:text-box>
            <text:p text:style-name="P4"><text:span text:style-name="T3">Work Experience</text:span></text:p>
          </draw:text-box>
        </draw:frame>
        <draw:frame draw:style-name="gr3" draw:text-style-name="P5" draw:layer="layout" svg:width="14.205cm" svg:height="0.53cm" svg:x="1.199cm" svg:y="6.912cm">
          <draw:text-box>
            <text:p text:style-name="P4"><text:span text:style-name="T2">Led design for Sprinklr’s core product lines like Social Selling, </text:span></text:p>
          </draw:text-box>
        </draw:frame>
        <draw:frame draw:style-name="gr3" draw:text-style-name="P5" draw:layer="layout" svg:width="14.607cm" svg:height="0.53cm" svg:x="1.199cm" svg:y="7.477cm">
          <draw:text-box>
            <text:p text:style-name="P4"><text:span text:style-name="T2">Paid Advertising, Listening and Content Marketing that were all </text:span></text:p>
          </draw:text-box>
        </draw:frame>
        <draw:frame draw:style-name="gr3" draw:text-style-name="P5" draw:layer="layout" svg:width="8.117cm" svg:height="0.53cm" svg:x="1.199cm" svg:y="8.041cm">
          <draw:text-box>
            <text:p text:style-name="P4"><text:span text:style-name="T2">listed as Forrester Wave™ leaders. </text:span></text:p>
          </draw:text-box>
        </draw:frame>
        <draw:frame draw:style-name="gr3" draw:text-style-name="P5" draw:layer="layout" svg:width="0.458cm" svg:height="0.53cm" svg:x="0.847cm" svg:y="6.912cm">
          <draw:text-box>
            <text:p text:style-name="P4"><text:span text:style-name="T2">• </text:span></text:p>
          </draw:text-box>
        </draw:frame>
        <draw:frame draw:style-name="gr3" draw:text-style-name="P5" draw:layer="layout" svg:width="0.458cm" svg:height="0.53cm" svg:x="0.988cm" svg:y="6.912cm">
          <draw:text-box>
            <text:p text:style-name="P4"><text:span text:style-name="T2"><text:s/></text:span></text:p>
          </draw:text-box>
        </draw:frame>
        <draw:frame draw:style-name="gr3" draw:text-style-name="P5" draw:layer="layout" svg:width="0.458cm" svg:height="0.53cm" svg:x="0.847cm" svg:y="8.958cm">
          <draw:text-box>
            <text:p text:style-name="P4"><text:span text:style-name="T2">• </text:span></text:p>
          </draw:text-box>
        </draw:frame>
        <draw:frame draw:style-name="gr3" draw:text-style-name="P5" draw:layer="layout" svg:width="14.98cm" svg:height="0.53cm" svg:x="0.988cm" svg:y="8.958cm">
          <draw:text-box>
            <text:p text:style-name="P4"><text:span text:style-name="T2"><text:s text:c="2"/></text:span><text:span text:style-name="T2">Increased user satisfaction (+11%) by redesigning the platform </text:span></text:p>
          </draw:text-box>
        </draw:frame>
        <draw:frame draw:style-name="gr3" draw:text-style-name="P5" draw:layer="layout" svg:width="11.178cm" svg:height="0.53cm" svg:x="1.199cm" svg:y="9.523cm">
          <draw:text-box>
            <text:p text:style-name="P4"><text:span text:style-name="T2">experience with the new design system ‘Space’. </text:span></text:p>
          </draw:text-box>
        </draw:frame>
        <draw:frame draw:style-name="gr3" draw:text-style-name="P5" draw:layer="layout" svg:width="0.458cm" svg:height="0.53cm" svg:x="0.847cm" svg:y="10.44cm">
          <draw:text-box>
            <text:p text:style-name="P4"><text:span text:style-name="T2">• </text:span></text:p>
          </draw:text-box>
        </draw:frame>
        <draw:frame draw:style-name="gr3" draw:text-style-name="P5" draw:layer="layout" svg:width="15.014cm" svg:height="0.53cm" svg:x="0.988cm" svg:y="10.44cm">
          <draw:text-box>
            <text:p text:style-name="P4"><text:span text:style-name="T2"><text:s text:c="2"/></text:span><text:span text:style-name="T2">Worked closely with product managers, developers, and CTO to </text:span></text:p>
          </draw:text-box>
        </draw:frame>
        <draw:frame draw:style-name="gr3" draw:text-style-name="P5" draw:layer="layout" svg:width="11.999cm" svg:height="0.53cm" svg:x="1.199cm" svg:y="11.004cm">
          <draw:text-box>
            <text:p text:style-name="P4"><text:span text:style-name="T2">enhance product features and meet business goals. </text:span></text:p>
          </draw:text-box>
        </draw:frame>
        <draw:frame draw:style-name="gr6" draw:text-style-name="P8" draw:layer="layout" svg:width="7.608cm" svg:height="0.581cm" svg:x="0.847cm" svg:y="5.398cm">
          <draw:text-box>
            <text:p text:style-name="P4"><text:span text:style-name="T8">Micropyramid</text:span><text:span text:style-name="T9">・</text:span><text:span text:style-name="T9">Web</text:span><text:span text:style-name="T10"> Designer</text:span></text:p>
          </draw:text-box>
        </draw:frame>
        <draw:frame draw:style-name="gr7" draw:text-style-name="P9" draw:layer="layout" svg:width="4.896cm" svg:height="0.497cm" svg:x="0.847cm" svg:y="6.028cm">
          <draw:text-box>
            <text:p text:style-name="P4"><text:span text:style-name="T11">Mar 2017 - Hyderabad </text:span></text:p>
          </draw:text-box>
        </draw:frame>
        <draw:frame draw:style-name="gr6" draw:text-style-name="P8" draw:layer="layout" svg:width="7.747cm" svg:height="0.581cm" svg:x="0.847cm" svg:y="12.806cm">
          <draw:text-box>
            <text:p text:style-name="P4"><text:span text:style-name="T8">Sprinklr</text:span><text:span text:style-name="T9">・</text:span><text:span text:style-name="T10">Sr. Product Designer</text:span></text:p>
          </draw:text-box>
        </draw:frame>
        <draw:frame draw:style-name="gr7" draw:text-style-name="P9" draw:layer="layout" svg:width="7.161cm" svg:height="0.497cm" svg:x="0.847cm" svg:y="13.436cm">
          <draw:text-box>
            <text:p text:style-name="P4"><text:span text:style-name="T11">May 2015 to Apr 2016, New Delhi</text:span></text:p>
          </draw:text-box>
        </draw:frame>
        <draw:frame draw:style-name="gr3" draw:text-style-name="P5" draw:layer="layout" svg:width="14.467cm" svg:height="0.53cm" svg:x="1.199cm" svg:y="14.321cm">
          <draw:text-box>
            <text:p text:style-name="P4"><text:span text:style-name="T2">Led a team to create a unified communication platform for top </text:span></text:p>
          </draw:text-box>
        </draw:frame>
        <draw:frame draw:style-name="gr3" draw:text-style-name="P5" draw:layer="layout" svg:width="11.792cm" svg:height="0.53cm" svg:x="1.199cm" svg:y="14.885cm">
          <draw:text-box>
            <text:p text:style-name="P4"><text:span text:style-name="T2">brands to be able to manage their social presence. </text:span></text:p>
          </draw:text-box>
        </draw:frame>
        <draw:frame draw:style-name="gr3" draw:text-style-name="P5" draw:layer="layout" svg:width="0.458cm" svg:height="0.53cm" svg:x="0.847cm" svg:y="14.321cm">
          <draw:text-box>
            <text:p text:style-name="P4"><text:span text:style-name="T2">• </text:span></text:p>
          </draw:text-box>
        </draw:frame>
        <draw:frame draw:style-name="gr3" draw:text-style-name="P5" draw:layer="layout" svg:width="0.458cm" svg:height="0.53cm" svg:x="0.988cm" svg:y="14.321cm">
          <draw:text-box>
            <text:p text:style-name="P4"><text:span text:style-name="T2"><text:s/></text:span></text:p>
          </draw:text-box>
        </draw:frame>
        <draw:frame draw:style-name="gr3" draw:text-style-name="P5" draw:layer="layout" svg:width="7.918cm" svg:height="0.53cm" svg:x="1.199cm" svg:y="15.802cm">
          <draw:text-box>
            <text:p text:style-name="P4"><text:span text:style-name="T2">Increased user adoption by +21% </text:span></text:p>
          </draw:text-box>
        </draw:frame>
        <draw:frame draw:style-name="gr3" draw:text-style-name="P5" draw:layer="layout" svg:width="0.458cm" svg:height="0.53cm" svg:x="0.847cm" svg:y="15.802cm">
          <draw:text-box>
            <text:p text:style-name="P4"><text:span text:style-name="T2">• </text:span></text:p>
          </draw:text-box>
        </draw:frame>
        <draw:frame draw:style-name="gr3" draw:text-style-name="P5" draw:layer="layout" svg:width="0.458cm" svg:height="0.53cm" svg:x="0.988cm" svg:y="15.802cm">
          <draw:text-box>
            <text:p text:style-name="P4"><text:span text:style-name="T2"><text:s/></text:span></text:p>
          </draw:text-box>
        </draw:frame>
        <draw:frame draw:style-name="gr6" draw:text-style-name="P8" draw:layer="layout" svg:width="6.918cm" svg:height="0.581cm" svg:x="0.847cm" svg:y="17.604cm">
          <draw:text-box>
            <text:p text:style-name="P4"><text:span text:style-name="T8">Sprinklr</text:span><text:span text:style-name="T9">・</text:span><text:span text:style-name="T10">Product Designer</text:span></text:p>
          </draw:text-box>
        </draw:frame>
        <draw:frame draw:style-name="gr7" draw:text-style-name="P9" draw:layer="layout" svg:width="7.254cm" svg:height="0.497cm" svg:x="0.847cm" svg:y="18.234cm">
          <draw:text-box>
            <text:p text:style-name="P4"><text:span text:style-name="T11">Aug 2014 to May 2015, New Delhi</text:span></text:p>
          </draw:text-box>
        </draw:frame>
        <draw:frame draw:style-name="gr3" draw:text-style-name="P5" draw:layer="layout" svg:width="14.683cm" svg:height="0.53cm" svg:x="1.199cm" svg:y="19.118cm">
          <draw:text-box>
            <text:p text:style-name="P4"><text:span text:style-name="T2">Designed Social /non-social content publishing features for web </text:span></text:p>
          </draw:text-box>
        </draw:frame>
        <draw:frame draw:style-name="gr3" draw:text-style-name="P5" draw:layer="layout" svg:width="2.843cm" svg:height="0.53cm" svg:x="1.199cm" svg:y="19.683cm">
          <draw:text-box>
            <text:p text:style-name="P4"><text:span text:style-name="T2">and mobile. </text:span></text:p>
          </draw:text-box>
        </draw:frame>
        <draw:frame draw:style-name="gr3" draw:text-style-name="P5" draw:layer="layout" svg:width="0.458cm" svg:height="0.53cm" svg:x="0.847cm" svg:y="19.118cm">
          <draw:text-box>
            <text:p text:style-name="P4"><text:span text:style-name="T2">• </text:span></text:p>
          </draw:text-box>
        </draw:frame>
        <draw:frame draw:style-name="gr3" draw:text-style-name="P5" draw:layer="layout" svg:width="0.458cm" svg:height="0.53cm" svg:x="0.988cm" svg:y="19.118cm">
          <draw:text-box>
            <text:p text:style-name="P4"><text:span text:style-name="T2"><text:s/></text:span></text:p>
          </draw:text-box>
        </draw:frame>
        <draw:frame draw:style-name="gr3" draw:text-style-name="P5" draw:layer="layout" svg:width="0.458cm" svg:height="0.53cm" svg:x="0.847cm" svg:y="20.6cm">
          <draw:text-box>
            <text:p text:style-name="P4"><text:span text:style-name="T2">• </text:span></text:p>
          </draw:text-box>
        </draw:frame>
        <draw:frame draw:style-name="gr3" draw:text-style-name="P5" draw:layer="layout" svg:width="0.458cm" svg:height="0.53cm" svg:x="0.988cm" svg:y="20.6cm">
          <draw:text-box>
            <text:p text:style-name="P4"><text:span text:style-name="T2"><text:s/></text:span></text:p>
          </draw:text-box>
        </draw:frame>
        <draw:frame draw:style-name="gr3" draw:text-style-name="P5" draw:layer="layout" svg:width="13.379cm" svg:height="0.53cm" svg:x="1.305cm" svg:y="20.6cm">
          <draw:text-box>
            <text:p text:style-name="P4"><text:span text:style-name="T2">Created data visualizations and dashboard experience for </text:span></text:p>
          </draw:text-box>
        </draw:frame>
        <draw:frame draw:style-name="gr3" draw:text-style-name="P5" draw:layer="layout" svg:width="6.741cm" svg:height="0.53cm" svg:x="1.305cm" svg:y="21.164cm">
          <draw:text-box>
            <text:p text:style-name="P4"><text:span text:style-name="T2">Sprinklr’s Analytics platform <text:s/></text:span></text:p>
          </draw:text-box>
        </draw:frame>
        <draw:frame draw:style-name="gr6" draw:text-style-name="P8" draw:layer="layout" svg:width="5.344cm" svg:height="0.581cm" svg:x="0.847cm" svg:y="22.966cm">
          <draw:text-box>
            <text:p text:style-name="P4"><text:span text:style-name="T8">Microsoft</text:span><text:span text:style-name="T9">・</text:span><text:span text:style-name="T10">UX Intern</text:span></text:p>
          </draw:text-box>
        </draw:frame>
        <draw:frame draw:style-name="gr7" draw:text-style-name="P9" draw:layer="layout" svg:width="7.554cm" svg:height="0.497cm" svg:x="0.847cm" svg:y="23.596cm">
          <draw:text-box>
            <text:p text:style-name="P4"><text:span text:style-name="T11">Dec 2013 to May 2014, <text:s/>Hyderabad</text:span></text:p>
          </draw:text-box>
        </draw:frame>
        <draw:frame draw:style-name="gr3" draw:text-style-name="P5" draw:layer="layout" svg:width="0.458cm" svg:height="0.53cm" svg:x="0.847cm" svg:y="24.481cm">
          <draw:text-box>
            <text:p text:style-name="P4"><text:span text:style-name="T2">• </text:span></text:p>
          </draw:text-box>
        </draw:frame>
        <draw:frame draw:style-name="gr3" draw:text-style-name="P5" draw:layer="layout" svg:width="0.458cm" svg:height="0.53cm" svg:x="0.988cm" svg:y="24.481cm">
          <draw:text-box>
            <text:p text:style-name="P4"><text:span text:style-name="T2"><text:s/></text:span></text:p>
          </draw:text-box>
        </draw:frame>
        <draw:frame draw:style-name="gr3" draw:text-style-name="P5" draw:layer="layout" svg:width="12.571cm" svg:height="0.53cm" svg:x="1.305cm" svg:y="24.481cm">
          <draw:text-box>
            <text:p text:style-name="P4"><text:span text:style-name="T2">Worked on the enterprise side to create topology data </text:span></text:p>
          </draw:text-box>
        </draw:frame>
        <draw:frame draw:style-name="gr3" draw:text-style-name="P5" draw:layer="layout" svg:width="11.402cm" svg:height="0.53cm" svg:x="1.305cm" svg:y="25.045cm">
          <draw:text-box>
            <text:p text:style-name="P4"><text:span text:style-name="T2">visualization solution for Network Administrators. </text:span></text:p>
          </draw:text-box>
        </draw:frame>
        <draw:frame draw:style-name="gr3" draw:text-style-name="P5" draw:layer="layout" svg:width="0.458cm" svg:height="0.53cm" svg:x="0.847cm" svg:y="25.962cm">
          <draw:text-box>
            <text:p text:style-name="P4"><text:span text:style-name="T2">• </text:span></text:p>
          </draw:text-box>
        </draw:frame>
        <draw:frame draw:style-name="gr3" draw:text-style-name="P5" draw:layer="layout" svg:width="0.458cm" svg:height="0.53cm" svg:x="0.988cm" svg:y="25.962cm">
          <draw:text-box>
            <text:p text:style-name="P4"><text:span text:style-name="T2"><text:s/></text:span></text:p>
          </draw:text-box>
        </draw:frame>
        <draw:frame draw:style-name="gr3" draw:text-style-name="P5" draw:layer="layout" svg:width="14.472cm" svg:height="0.53cm" svg:x="1.305cm" svg:y="25.962cm">
          <draw:text-box>
            <text:p text:style-name="P4"><text:span text:style-name="T2">Conducted extensive user research, UX flows, wireframes, and </text:span></text:p>
          </draw:text-box>
        </draw:frame>
        <draw:frame draw:style-name="gr3" draw:text-style-name="P5" draw:layer="layout" svg:width="5.205cm" svg:height="0.53cm" svg:x="1.305cm" svg:y="26.527cm">
          <draw:text-box>
            <text:p text:style-name="P4"><text:span text:style-name="T2">interactive prototypes.</text:span></text:p>
          </draw:text-box>
        </draw:frame>
        <draw:frame draw:style-name="gr6" draw:text-style-name="P8" draw:layer="layout" svg:width="10.038cm" svg:height="0.581cm" svg:x="0.847cm" svg:y="28.328cm">
          <draw:text-box>
            <text:p text:style-name="P4"><text:span text:style-name="T8">Bellurbis Technologies</text:span><text:span text:style-name="T9">・</text:span><text:span text:style-name="T10">Summer Intern</text:span></text:p>
          </draw:text-box>
        </draw:frame>
        <draw:frame draw:style-name="gr7" draw:text-style-name="P9" draw:layer="layout" svg:width="7.08cm" svg:height="0.497cm" svg:x="0.847cm" svg:y="28.958cm">
          <draw:text-box>
            <text:p text:style-name="P4"><text:span text:style-name="T11">Apr 2013 to Jun 2013, <text:s/>New Delhi</text:span></text:p>
          </draw:text-box>
        </draw:frame>
        <draw:frame draw:style-name="gr3" draw:text-style-name="P5" draw:layer="layout" svg:width="0.458cm" svg:height="0.53cm" svg:x="0.847cm" svg:y="29.843cm">
          <draw:text-box>
            <text:p text:style-name="P4"><text:span text:style-name="T2">• </text:span></text:p>
          </draw:text-box>
        </draw:frame>
        <draw:frame draw:style-name="gr3" draw:text-style-name="P5" draw:layer="layout" svg:width="0.458cm" svg:height="0.53cm" svg:x="0.988cm" svg:y="29.843cm">
          <draw:text-box>
            <text:p text:style-name="P4"><text:span text:style-name="T2"><text:s/></text:span></text:p>
          </draw:text-box>
        </draw:frame>
        <draw:frame draw:style-name="gr3" draw:text-style-name="P5" draw:layer="layout" svg:width="14.239cm" svg:height="0.53cm" svg:x="1.305cm" svg:y="29.843cm">
          <draw:text-box>
            <text:p text:style-name="P4"><text:span text:style-name="T2">Worked on kids learning apps (Tablet and mobile). Performed </text:span></text:p>
          </draw:text-box>
        </draw:frame>
        <draw:frame draw:style-name="gr3" draw:text-style-name="P5" draw:layer="layout" svg:width="14.154cm" svg:height="0.53cm" svg:x="1.305cm" svg:y="30.407cm">
          <draw:text-box>
            <text:p text:style-name="P4"><text:span text:style-name="T2">user research and made wireframes, high fidelity prototypes, </text:span></text:p>
          </draw:text-box>
        </draw:frame>
        <draw:frame draw:style-name="gr3" draw:text-style-name="P5" draw:layer="layout" svg:width="12.541cm" svg:height="0.53cm" svg:x="1.305cm" svg:y="30.972cm">
          <draw:text-box>
            <text:p text:style-name="P4"><text:span text:style-name="T2">and quirky graphics to create an engaging experienc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eMedium1" svg:font-family="CalibreMedium"/>
    <style:font-face style:name="CalibreSemi1" svg:font-family="CalibreSemi"/>
    <style:font-face style:name="Calibreular1" svg:font-family="Calibreular"/>
    <style:font-face style:name="NoeDisplay1" svg:font-family="NoeDisplay"/>
    <style:font-face style:name="PingFangSCMedium1" svg:font-family="PingFangSCMedium"/>
    <style:font-face style:name="CalibreMedium" svg:font-family="CalibreMedium" style:font-pitch="variable"/>
    <style:font-face style:name="CalibreSemi" svg:font-family="CalibreSemi" style:font-pitch="variable"/>
    <style:font-face style:name="Calibreular" svg:font-family="Calibreula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eDisplay" svg:font-family="NoeDisplay" style:font-pitch="variable"/>
    <style:font-face style:name="PingFangSCMedium" svg:font-family="PingFangSC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32.3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09T19:50:30.294493514</dc:date>
    <meta:editing-duration>PT4M24S</meta:editing-duration>
    <meta:editing-cycles>1</meta:editing-cycles>
    <meta:document-statistic meta:object-count="81"/>
    <meta:generator>LibreOffice/6.2.7.1$Linux_X86_64 LibreOffice_project/20$Build-1</meta:generator>
  </office:meta>
</office:document-meta>
</file>